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1445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1.3035in"/>
    </style:style>
    <style:style style:name="co6" style:family="table-column">
      <style:table-column-properties fo:break-before="auto" style:column-width="1.620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Arial" fo:font-size="14pt" style:font-size-asian="14pt" style:font-size-complex="14pt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1" table:number-columns-repeated="55" table:default-cell-style-name="ce15"/>
        <table:table-row table:style-name="ro1">
          <table:table-cell table:number-columns-repeated="64"/>
        </table:table-row>
        <table:table-row table:style-name="ro2">
          <table:table-cell/>
          <table:table-cell table:style-name="ce17" office:value-type="string" calcext:value-type="string">
            <text:p>Parameters</text:p>
          </table:table-cell>
          <table:table-cell table:style-name="ce18" table:number-columns-repeated="3"/>
          <table:table-cell table:number-columns-repeated="3"/>
          <table:table-cell table:style-name="ce31" office:value-type="string" calcext:value-type="string">
            <text:p>Chepeo options:</text:p>
          </table:table-cell>
          <table:table-cell table:number-columns-repeated="55"/>
        </table:table-row>
        <table:table-row table:style-name="ro3">
          <table:table-cell table:style-name="ce16"/>
          <table:table-cell table:style-name="ce18" office:value-type="string" calcext:value-type="string">
            <text:p>Tracker Count</text:p>
          </table:table-cell>
          <table:table-cell table:style-name="ce16" office:value-type="float" office:value="6" calcext:value-type="float">
            <text:p>6</text:p>
          </table:table-cell>
          <table:table-cell table:style-name="ce18" table:number-columns-repeated="2"/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Camera Count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Rpi Source</text:p>
          </table:table-cell>
          <table:table-cell table:number-columns-repeated="2" table:style-name="ce18" office:value-type="string" calcext:value-type="string">
            <text:p>welectron</text:p>
          </table:table-cell>
          <table:table-cell table:style-name="ce18" office:value-type="string" calcext:value-type="string">
            <text:p>reichelt</text:p>
          </table:table-cell>
          <table:table-cell table:style-name="ce26" office:value-type="string" calcext:value-type="string">
            <text:p>berrybase</text:p>
          </table:table-cell>
          <table:table-cell table:style-name="ce18"/>
          <table:table-cell table:style-name="ce16"/>
          <table:table-cell table:style-name="ce26" office:value-type="string" calcext:value-type="string">
            <text:p>berrybase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Camera Choice</text:p>
          </table:table-cell>
          <table:table-cell table:number-columns-repeated="2" table:style-name="ce18" office:value-type="string" calcext:value-type="string">
            <text:p>V2RPiCamNoIR</text:p>
          </table:table-cell>
          <table:table-cell table:style-name="ce18" office:value-type="string" calcext:value-type="string">
            <text:p>V2RPiCam</text:p>
          </table:table-cell>
          <table:table-cell table:style-name="ce18" office:value-type="string" calcext:value-type="string">
            <text:p>V1ZeroCam120</text:p>
          </table:table-cell>
          <table:table-cell table:style-name="ce27" office:value-type="string" calcext:value-type="string">
            <text:p>V1RPiCamCheap</text:p>
          </table:table-cell>
          <table:table-cell table:style-name="ce27" office:value-type="string" calcext:value-type="string">
            <text:p>V1ZeroCam</text:p>
          </table:table-cell>
          <table:table-cell table:style-name="ce27" office:value-type="string" calcext:value-type="string">
            <text:p>V1RPiCamCheap</text:p>
          </table:table-cell>
          <table:table-cell table:style-name="ce16" table:number-columns-repeated="3"/>
          <table:table-cell table:number-columns-repeated="52"/>
        </table:table-row>
        <table:table-row table:style-name="ro3">
          <table:table-cell table:style-name="ce16"/>
          <table:table-cell table:style-name="ce18" table:number-columns-repeated="3"/>
          <table:table-cell table:style-name="ce16" table:number-columns-repeated="8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Most are german sources, but should find equivalent ones elsewhere</text:p>
          </table:table-cell>
          <table:table-cell table:style-name="ce18" table:number-columns-repeated="2"/>
          <table:table-cell table:style-name="ce16" table:number-columns-repeated="2"/>
          <table:table-cell table:style-name="ce16" office:value-type="string" calcext:value-type="string">
            <text:p>Note on cameras: Everything with V1 in front has an older sensor with less resolution AND framerate, but should still work fine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 table:style-name="ce16"/>
          <table:table-cell table:style-name="ce18" office:value-type="string" calcext:value-type="string">
            <text:p>Also not accounted for shipping cost, will probably be another 20-30€</text:p>
          </table:table-cell>
          <table:table-cell table:style-name="ce18" table:number-columns-repeated="2"/>
          <table:table-cell table:style-name="ce16" table:number-columns-repeated="2"/>
          <table:table-cell table:style-name="Default"/>
          <table:table-cell table:style-name="ce16" table:number-columns-repeated="5"/>
          <table:table-cell table:number-columns-repeated="52"/>
        </table:table-row>
        <table:table-row table:style-name="ro3">
          <table:table-cell table:style-name="ce16"/>
          <table:table-cell table:style-name="ce16" office:value-type="string" calcext:value-type="string">
            <text:p>RECOMMENDATION if you’re in Germany:</text:p>
          </table:table-cell>
          <table:table-cell table:style-name="ce18"/>
          <table:table-cell table:style-name="ce18" office:value-type="string" calcext:value-type="string">
            <text:p>Buy from Berrybase.de with three accounts; Zero (5€), Camera Adapter (1€) and V2 NoIR camera (23€) + SDCard, etc. =&gt; free shipping (from 29€) within germany</text:p>
          </table:table-cell>
          <table:table-cell table:style-name="ce16" table:number-columns-repeated="2"/>
          <table:table-cell table:style-name="Default"/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table:number-columns-repeated="2"/>
          <table:table-cell table:style-name="ce18" office:value-type="string" calcext:value-type="string">
            <text:p>Add everything else you can get there and you got the best deal by a WIDE margin (Good camera + cheap zero + no shipping)</text:p>
          </table:table-cell>
          <table:table-cell table:number-columns-repeated="60"/>
        </table:table-row>
        <table:table-row table:style-name="ro3">
          <table:table-cell/>
          <table:table-cell table:style-name="ce18" table:number-columns-repeated="3"/>
          <table:table-cell table:number-columns-repeated="60"/>
        </table:table-row>
        <table:table-row table:style-name="ro3">
          <table:table-cell/>
          <table:table-cell table:style-name="ce18" table:number-columns-repeated="3"/>
          <table:table-cell table:style-name="ce20" table:formula="of:=[.E15]+[.E27]+[.E34]" office:value-type="currency" office:currency="EUR" office:value="195.66" calcext:value-type="currency">
            <text:p>195.66€</text:p>
          </table:table-cell>
          <table:table-cell table:number-columns-repeated="59"/>
        </table:table-row>
        <table:table-row table:style-name="ro2">
          <table:table-cell/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Unit price</text:p>
          </table:table-cell>
          <table:table-cell table:style-name="ce17" office:value-type="string" calcext:value-type="string">
            <text:p>Count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Link</text:p>
          </table:table-cell>
          <table:table-cell table:style-name="ce17" office:value-type="string" calcext:value-type="string">
            <text:p>Notes</text:p>
          </table:table-cell>
          <table:table-cell table:number-columns-repeated="57"/>
        </table:table-row>
        <table:table-row table:style-name="ro3">
          <table:table-cell/>
          <table:table-cell table:style-name="ce19" office:value-type="string" calcext:value-type="string">
            <text:p>Marker Detector</text:p>
          </table:table-cell>
          <table:table-cell table:style-name="ce20"/>
          <table:table-cell table:style-name="ce24"/>
          <table:table-cell table:style-name="ce22" table:formula="of:=SUM([.E16:.E26])" office:value-type="currency" office:currency="EUR" office:value="134.58" calcext:value-type="currency">
            <text:p>134.58€</text:p>
          </table:table-cell>
          <table:table-cell table:style-name="ce28"/>
          <table:table-cell table:style-name="ce19"/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Pi Zero combo</text:p>
          </table:table-cell>
          <table:table-cell table:style-name="ce21" office:value-type="currency" office:currency="EUR" office:value="20.59" calcext:value-type="currency">
            <text:p>20.59€</text:p>
          </table:table-cell>
          <table:table-cell table:style-name="ce25" table:formula="of:=IF([.$C$5]=&quot;welectron&quot;; [.$C$4]; 0)" office:value-type="float" office:value="3" calcext:value-type="float">
            <text:p>3</text:p>
          </table:table-cell>
          <table:table-cell table:style-name="ce23" table:formula="of:=[.D16]*[.C16]" office:value-type="currency" office:currency="EUR" office:value="61.77" calcext:value-type="currency">
            <text:p>61.77€</text:p>
          </table:table-cell>
          <table:table-cell table:style-name="ce29" office:value-type="string" calcext:value-type="string">
            <text:p><text:a xlink:href="https://www.welectron.com/Raspberry-Pi-Zero-WH-mit-verloeteter-Stiftleiste" xlink:type="simple">welectron</text:a></text:p>
          </table:table-cell>
          <table:table-cell table:style-name="ce18" office:value-type="string" calcext:value-type="string">
            <text:p>wifi + header, options cooling block + cheapest sd card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Pi Zero</text:p>
          </table:table-cell>
          <table:table-cell table:style-name="ce21" office:value-type="currency" office:currency="EUR" office:value="14.91" calcext:value-type="currency">
            <text:p>14.91€</text:p>
          </table:table-cell>
          <table:table-cell table:style-name="ce25" table:formula="of:=IF([.$C$5]=&quot;reichelt&quot;; [.$C$4]; 0)" office:value-type="float" office:value="0" calcext:value-type="float">
            <text:p>0</text:p>
          </table:table-cell>
          <table:table-cell table:style-name="ce23" table:formula="of:=[.D17]*[.C17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www.reichelt.de/raspberry-pi-zero-v-1-3-1-ghz-512-mb-ram-rasp-pi-zero-p256439.html?&amp;trstct=vrt_pdn&amp;nbc=1" xlink:type="simple">reichelt</text:a></text:p>
          </table:table-cell>
          <table:table-cell table:style-name="ce18" office:value-type="string" calcext:value-type="string">
            <text:p>no wifi, no header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Pi Zero Educational</text:p>
          </table:table-cell>
          <table:table-cell table:style-name="ce21" table:formula="of:=5.43" office:value-type="currency" office:currency="EUR" office:value="5.43" calcext:value-type="currency">
            <text:p>5.43€</text:p>
          </table:table-cell>
          <table:table-cell table:style-name="ce25" table:formula="of:=IF([.$C$5]=&quot;berrybase&quot;; [.$C$4]; 0)" office:value-type="float" office:value="0" calcext:value-type="float">
            <text:p>0</text:p>
          </table:table-cell>
          <table:table-cell table:style-name="ce23" table:formula="of:=[.D18]*[.C18]" office:value-type="currency" office:currency="EUR" office:value="0" calcext:value-type="currency">
            <text:p>0.00€</text:p>
          </table:table-cell>
          <table:table-cell table:style-name="ce30" office:value-type="string" calcext:value-type="string">
            <text:p><text:a xlink:href="https://www.berrybase.de/raspberry-pi-zero-v1.3?c=311" xlink:type="simple">BerryBase</text:a></text:p>
          </table:table-cell>
          <table:table-cell table:style-name="ce18" office:value-type="string" calcext:value-type="string">
            <text:p>no wifi, no header, educational price (one per account, so three separate orders needed)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DCard</text:p>
          </table:table-cell>
          <table:table-cell table:style-name="ce21" office:value-type="currency" office:currency="EUR" office:value="2.9" calcext:value-type="currency">
            <text:p>2.90€</text:p>
          </table:table-cell>
          <table:table-cell table:style-name="ce25" table:formula="of:=IF([.$C$5]=&quot;welectron&quot;; 0; [.$C$4])" office:value-type="float" office:value="0" calcext:value-type="float">
            <text:p>0</text:p>
          </table:table-cell>
          <table:table-cell table:style-name="ce23" table:formula="of:=[.D19]*[.C19]" office:value-type="currency" office:currency="EUR" office:value="0" calcext:value-type="currency">
            <text:p>0.00€</text:p>
          </table:table-cell>
          <table:table-cell table:style-name="ce30" office:value-type="string" calcext:value-type="string">
            <text:p><text:a xlink:href="https://www.welectron.com/Goodram-8-GB-Class-4-microSD" xlink:type="simple">welectron</text:a></text:p>
          </table:table-cell>
          <table:table-cell table:style-name="ce29" office:value-type="string" calcext:value-type="string">
            <text:p><text:a xlink:href="https://www.reichelt.de/microsdhc-speicherkarte-16-gb-canvas-select-plus-sdcs2-16gb-p272298.html" xlink:type="simple">reichelt</text:a></text:p>
          </table:table-cell>
          <table:table-cell table:style-name="ce30" office:value-type="string" calcext:value-type="string">
            <text:p><text:span text:style-name="T2"><text:a xlink:href="https://www.berrybase.de/raspberry-pi-co/raspberry-pi/speicherkarten/kingston-canvas-select-plus-microsdhc-class-10-speicherkarte-43-adapter-16gb" xlink:type="simple">BerryBase</text:a></text:span></text:p>
          </table:table-cell>
          <table:table-cell table:style-name="ce16" table:number-columns-repeated="4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Cooling Block</text:p>
          </table:table-cell>
          <table:table-cell table:style-name="ce21" office:value-type="currency" office:currency="EUR" office:value="1.71" calcext:value-type="currency">
            <text:p>1.71€</text:p>
          </table:table-cell>
          <table:table-cell table:style-name="ce25" table:formula="of:=IF([.$C$5]=&quot;welectron&quot;; 0; [.$C$4])" office:value-type="float" office:value="0" calcext:value-type="float">
            <text:p>0</text:p>
          </table:table-cell>
          <table:table-cell table:style-name="ce23" table:formula="of:=[.D20]*[.C20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www.reichelt.de/raspberry-pi-kuehlsatz-3-teilig-silber-rpi-cool-si-p176575.html" xlink:type="simple">reichelt</text:a></text:p>
          </table:table-cell>
          <table:table-cell table:style-name="ce16" office:value-type="string" calcext:value-type="string">
            <text:p>not yet sure if required for optimal performance, but definitely works without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Headers</text:p>
          </table:table-cell>
          <table:table-cell table:style-name="ce21" office:value-type="currency" office:currency="EUR" office:value="0.03" calcext:value-type="currency">
            <text:p>0.03€</text:p>
          </table:table-cell>
          <table:table-cell table:style-name="ce25" table:formula="of:=IF([.$C$5]=&quot;welectron&quot;; 0; [.$C$4])" office:value-type="float" office:value="0" calcext:value-type="float">
            <text:p>0</text:p>
          </table:table-cell>
          <table:table-cell table:style-name="ce23" table:formula="of:=[.D21]*[.C21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://reichelt.de/rnd-stiftleiste-10-pol-rm-2-54-mm-rnd-205-00631-p208857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2 RpiCam</text:p>
          </table:table-cell>
          <table:table-cell table:style-name="ce21" table:formula="of:=23.1+1.07" office:value-type="currency" office:currency="EUR" office:value="24.17" calcext:value-type="currency">
            <text:p>24.17€</text:p>
          </table:table-cell>
          <table:table-cell table:style-name="ce25" table:formula="of:=IF([.$C$6]=&quot;V2RPiCam&quot;; [.$C$4]; 0)" office:value-type="float" office:value="0" calcext:value-type="float">
            <text:p>0</text:p>
          </table:table-cell>
          <table:table-cell table:style-name="ce23" table:formula="of:=[.D22]*[.C22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span text:style-name="T1"><text:a xlink:href="https://www.reichelt.de/raspberry-pi-kamera-8mp-v2-1-imx219pq-rasp-cam-2-p170853.html" xlink:type="simple">reichelt</text:a></text:span><text:span text:style-name="T1">, </text:span><text:span text:style-name="T1"><text:a xlink:href="https://www.reichelt.de/raspberry-pi-zero-adapter-von-15-pin-csi-auf-zero-anschluss-rpiz-cam-adapter-p242759.html" xlink:type="simple">adapter</text:a></text:span></text:p>
          </table:table-cell>
          <table:table-cell table:style-name="ce29" office:value-type="string" calcext:value-type="string">
            <text:p><text:span text:style-name="T2"><text:a xlink:href="https://www.berrybase.de/raspberry-pi-co/raspberry-pi/kameras/raspberry-pi-camera-module-8mp-v2.1" xlink:type="simple">BerryBase</text:a></text:span><text:span text:style-name="T1">, </text:span><text:span text:style-name="T1"><text:a xlink:href="https://www.berrybase.de/raspberry-pi-co/raspberry-pi/kameras/raspberry-pi-kamera-kabel-adapter-zero-standardkamera" xlink:type="simple">adapter</text:a></text:span>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2 RPiCam NoIR</text:p>
          </table:table-cell>
          <table:table-cell table:style-name="ce21" table:formula="of:=23.1+1.17" office:value-type="currency" office:currency="EUR" office:value="24.27" calcext:value-type="currency">
            <text:p>24.27€</text:p>
          </table:table-cell>
          <table:table-cell table:style-name="ce25" table:formula="of:=IF([.$C$6]=&quot;V2RPiCamNoIR&quot;; [.$C$4]; 0)" office:value-type="float" office:value="3" calcext:value-type="float">
            <text:p>3</text:p>
          </table:table-cell>
          <table:table-cell table:style-name="ce23" table:formula="of:=[.D23]*[.C23]" office:value-type="currency" office:currency="EUR" office:value="72.81" calcext:value-type="currency">
            <text:p>72.81€</text:p>
          </table:table-cell>
          <table:table-cell table:style-name="ce29" office:value-type="string" calcext:value-type="string">
            <text:p><text:span text:style-name="T1"><text:a xlink:href="https://www.berrybase.de/raspberry-pi-co/raspberry-pi/kameras/raspberry-pi-noir-camera-module-8mp-v2.1" xlink:type="simple">BerryBase</text:a></text:span><text:span text:style-name="T1">, </text:span><text:span text:style-name="T1"><text:a xlink:href="https://www.berrybase.de/raspberry-pi-co/raspberry-pi/kameras/raspberry-pi-kamera-kabel-adapter-zero-standardkamera" xlink:type="simple">adapter</text:a></text:span></text:p>
          </table:table-cell>
          <table:table-cell table:style-name="ce34" office:value-type="string" calcext:value-type="string">
            <text:p><text:span text:style-name="T2"><text:a xlink:href="https://www.reichelt.com/de/en/raspberry-pi-camera-8mp-ir-v2-imx219pq-rasp-can-2-p170857.html" xlink:type="simple">reichelt</text:a></text:span><text:span text:style-name="T1">, </text:span><text:span text:style-name="T1"><text:a xlink:href="https://www.reichelt.de/raspberry-pi-zero-adapter-von-15-pin-csi-auf-zero-anschluss-rpiz-cam-adapter-p242759.html" xlink:type="simple">adapter</text:a></text:span>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1 ZeroCam 120°</text:p>
          </table:table-cell>
          <table:table-cell table:style-name="ce21" office:value-type="currency" office:currency="EUR" office:value="14.4" calcext:value-type="currency">
            <text:p>14.40€</text:p>
          </table:table-cell>
          <table:table-cell table:style-name="ce25" table:formula="of:=IF([.$C$6]=&quot;V1ZeroCam120&quot;; [.$C$4]; 0)" office:value-type="float" office:value="0" calcext:value-type="float">
            <text:p>0</text:p>
          </table:table-cell>
          <table:table-cell table:style-name="ce23" table:formula="of:=[.D24]*[.C24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botland.com.pl/en/camera-for-raspberry-pi-and-accessories/12748-camera-zerocam-ov5647-5mpx-wide-angled-120-for-raspberry-pi-zero.html" xlink:type="simple">botland</text:a></text:p>
          </table:table-cell>
          <table:table-cell table:style-name="ce29" office:value-type="string" calcext:value-type="string">
            <text:p><text:a xlink:href="https://www.reichelt.de/raspberry-pi-zero-kamera-fuer-raspberry-pi-zero-5mp-120-ov5-rpiz-cam-5mp-120-p242758.html" xlink:type="simple">reichelt</text:a>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1 ZeroCam</text:p>
          </table:table-cell>
          <table:table-cell table:style-name="ce21" office:value-type="currency" office:currency="EUR" office:value="11.5" calcext:value-type="currency">
            <text:p>11.50€</text:p>
          </table:table-cell>
          <table:table-cell table:style-name="ce25" table:formula="of:=IF([.$C$6]=&quot;V1ZeroCam&quot;; [.$C$4]; 0)" office:value-type="float" office:value="0" calcext:value-type="float">
            <text:p>0</text:p>
          </table:table-cell>
          <table:table-cell table:style-name="ce23" table:formula="of:=[.D25]*[.C25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botland.com.pl/en/camera-for-raspberry-pi-and-accessories/12746-camera-zerocam-ov5647-5mpx-for-raspberry-pi-zero.html" xlink:type="simple">botland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1 RPiCam Cheap</text:p>
          </table:table-cell>
          <table:table-cell table:style-name="ce21" table:formula="of:=3.5 + 1.1" office:value-type="currency" office:currency="EUR" office:value="4.6" calcext:value-type="currency">
            <text:p>4.60€</text:p>
          </table:table-cell>
          <table:table-cell table:style-name="ce25" table:formula="of:=IF([.$C$6]=&quot;V1RPiCamCheap&quot;; [.$C$4]+1; 0)" office:value-type="float" office:value="0" calcext:value-type="float">
            <text:p>0</text:p>
          </table:table-cell>
          <table:table-cell table:style-name="ce23" table:formula="of:=[.D26]*[.C26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de.aliexpress.com/item/4000288007298.html" xlink:type="simple">aliexpress, adapter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9" office:value-type="string" calcext:value-type="string">
            <text:p>Marker Tracker</text:p>
          </table:table-cell>
          <table:table-cell table:style-name="ce22"/>
          <table:table-cell table:style-name="ce24"/>
          <table:table-cell table:style-name="ce22" table:formula="of:=SUM([.E28:.E33])" office:value-type="currency" office:currency="EUR" office:value="22.55" calcext:value-type="currency">
            <text:p>22.55€</text:p>
          </table:table-cell>
          <table:table-cell table:style-name="ce24" table:number-columns-repeated="2"/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TM32F103 Blue Pill</text:p>
          </table:table-cell>
          <table:table-cell table:style-name="ce21" office:value-type="currency" office:currency="EUR" office:value="2.5" calcext:value-type="currency">
            <text:p>2.50€</text:p>
          </table:table-cell>
          <table:table-cell table:style-name="ce18" office:value-type="float" office:value="1" calcext:value-type="float">
            <text:p>1</text:p>
          </table:table-cell>
          <table:table-cell table:style-name="ce23" table:formula="of:=[.D28]*[.C28]" office:value-type="currency" office:currency="EUR" office:value="2.5" calcext:value-type="currency">
            <text:p>2.50€</text:p>
          </table:table-cell>
          <table:table-cell table:style-name="ce29" office:value-type="string" calcext:value-type="string">
            <text:p><text:a xlink:href="https://www.komputer.de/zen/index.php?main_page=product_info&amp;products_id=494" xlink:type="simple">komputer</text:a></text:p>
          </table:table-cell>
          <table:table-cell table:style-name="ce18" office:value-type="string" calcext:value-type="string">
            <text:p>cheaper options available, but this is fine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CAT cables</text:p>
          </table:table-cell>
          <table:table-cell table:style-name="ce21" office:value-type="currency" office:currency="EUR" office:value="2.92" calcext:value-type="currency">
            <text:p>2.92€</text:p>
          </table:table-cell>
          <table:table-cell table:style-name="ce25" table:formula="of:=1*[.$C$4]" office:value-type="float" office:value="3" calcext:value-type="float">
            <text:p>3</text:p>
          </table:table-cell>
          <table:table-cell table:style-name="ce23" table:formula="of:=[.D29]*[.C29]" office:value-type="currency" office:currency="EUR" office:value="8.76" calcext:value-type="currency">
            <text:p>8.76€</text:p>
          </table:table-cell>
          <table:table-cell table:style-name="ce29" office:value-type="string" calcext:value-type="string">
            <text:p><text:a xlink:href="https://www.reichelt.de/5-0m-cat-6-pimf-patchkabel-weiss-rj45-patch-c6-5-ws-p106602.html" xlink:type="simple">reichelt CAT6</text:a></text:p>
          </table:table-cell>
          <table:table-cell table:style-name="ce16" office:value-type="string" calcext:value-type="string">
            <text:p>not sure if CAT6 is needed instead of CAT5e</text:p>
          </table:table-cell>
          <table:table-cell table:style-name="Default"/>
          <table:table-cell table:style-name="ce16" table:number-columns-repeated="4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CAT cables</text:p>
          </table:table-cell>
          <table:table-cell table:style-name="ce21" office:value-type="currency" office:currency="EUR" office:value="1.17" calcext:value-type="currency">
            <text:p>1.17€</text:p>
          </table:table-cell>
          <table:table-cell table:style-name="ce25" table:formula="of:=0*[.$C$4]" office:value-type="float" office:value="0" calcext:value-type="float">
            <text:p>0</text:p>
          </table:table-cell>
          <table:table-cell table:style-name="ce23" table:formula="of:=[.D30]*[.C30]" office:value-type="currency" office:currency="EUR" office:value="0" calcext:value-type="currency">
            <text:p>0.00€</text:p>
          </table:table-cell>
          <table:table-cell table:style-name="ce29" office:value-type="string" calcext:value-type="string">
            <text:p><text:a xlink:href="https://www.reichelt.de/5-0m-cat-5e-u-utp-netzwerkkabel-weiss-rj45-patch-c5u-5-ws-p152070.html?&amp;nbc=1" xlink:type="simple">reichelt CAT5e</text:a></text:p>
          </table:table-cell>
          <table:table-cell table:style-name="ce16" office:value-type="string" calcext:value-type="string">
            <text:p><text:span text:style-name="T3">currently CAT5e struggles with the startup power spike (could be reduced, switching to tinyCore anyway)</text:span> </text:p>
          </table:table-cell>
          <table:table-cell table:style-name="Default"/>
          <table:table-cell table:style-name="ce16" table:number-columns-repeated="4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J45 Ports</text:p>
          </table:table-cell>
          <table:table-cell table:style-name="ce21" office:value-type="currency" office:currency="EUR" office:value="1.41" calcext:value-type="currency">
            <text:p>1.41€</text:p>
          </table:table-cell>
          <table:table-cell table:style-name="ce25" table:formula="of:=2*[.$C$4]" office:value-type="float" office:value="6" calcext:value-type="float">
            <text:p>6</text:p>
          </table:table-cell>
          <table:table-cell table:style-name="ce23" table:formula="of:=[.D31]*[.C31]" office:value-type="currency" office:currency="EUR" office:value="8.46" calcext:value-type="currency">
            <text:p>8.46€</text:p>
          </table:table-cell>
          <table:table-cell table:style-name="ce29" office:value-type="string" calcext:value-type="string">
            <text:p><text:a xlink:href="https://www.reichelt.de/rj45-buchse-180-tht-cat-5-cat5-t1v-4-0n4n-p257584.html?" xlink:type="simple">reichelt</text:a></text:p>
          </table:table-cell>
          <table:table-cell table:style-name="ce16"/>
          <table:table-cell table:style-name="Default"/>
          <table:table-cell table:style-name="ce16" table:number-columns-repeated="4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Cables</text:p>
          </table:table-cell>
          <table:table-cell table:style-name="ce21" office:value-type="currency" office:currency="EUR" office:value="0.57" calcext:value-type="currency">
            <text:p>0.57€</text:p>
          </table:table-cell>
          <table:table-cell table:style-name="ce25" table:formula="of:=1*[.$C$4]" office:value-type="float" office:value="3" calcext:value-type="float">
            <text:p>3</text:p>
          </table:table-cell>
          <table:table-cell table:style-name="ce23" table:formula="of:=[.D32]*[.C32]" office:value-type="currency" office:currency="EUR" office:value="1.71" calcext:value-type="currency">
            <text:p>1.71€</text:p>
          </table:table-cell>
          <table:table-cell table:style-name="ce29" office:value-type="string" calcext:value-type="string">
            <text:p><text:a xlink:href="https://www.reichelt.de/flexible-drahtbruecken-15-cm-schwarz-10er-pack-rnd-255-00010-p253203.html" xlink:type="simple">reichelt</text:a></text:p>
          </table:table-cell>
          <table:table-cell table:style-name="ce16" office:value-type="string" calcext:value-type="string">
            <text:p>Female-female, any length above 5cm work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USB Breakout</text:p>
          </table:table-cell>
          <table:table-cell table:style-name="ce21" office:value-type="currency" office:currency="EUR" office:value="1.12" calcext:value-type="currency">
            <text:p>1.12€</text:p>
          </table:table-cell>
          <table:table-cell table:style-name="ce18" office:value-type="float" office:value="1" calcext:value-type="float">
            <text:p>1</text:p>
          </table:table-cell>
          <table:table-cell table:style-name="ce23" table:formula="of:=[.D33]*[.C33]" office:value-type="currency" office:currency="EUR" office:value="1.12" calcext:value-type="currency">
            <text:p>1.12€</text:p>
          </table:table-cell>
          <table:table-cell table:style-name="ce29" office:value-type="string" calcext:value-type="string">
            <text:p><text:a xlink:href="https://www.reichelt.de/entwicklerboards-breakout-board-mit-microusb-2-0-debo-microusb-2-p240686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9" office:value-type="string" calcext:value-type="string">
            <text:p>Marker</text:p>
          </table:table-cell>
          <table:table-cell table:style-name="ce22"/>
          <table:table-cell table:style-name="ce24"/>
          <table:table-cell table:style-name="ce22" table:formula="of:=SUM([.E35:.E42])" office:value-type="currency" office:currency="EUR" office:value="38.53" calcext:value-type="currency">
            <text:p>38.53€</text:p>
          </table:table-cell>
          <table:table-cell table:style-name="ce24" table:number-columns-repeated="2"/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LEDs</text:p>
          </table:table-cell>
          <table:table-cell table:style-name="ce21" table:formula="of:=0.08" office:value-type="currency" office:currency="EUR" office:value="0.08" calcext:value-type="currency">
            <text:p>0.08€</text:p>
          </table:table-cell>
          <table:table-cell table:style-name="ce25" table:formula="of:=8*[.$C$3]" office:value-type="float" office:value="48" calcext:value-type="float">
            <text:p>48</text:p>
          </table:table-cell>
          <table:table-cell table:style-name="ce23" table:formula="of:=[.D35]*[.C35]" office:value-type="currency" office:currency="EUR" office:value="3.84" calcext:value-type="currency">
            <text:p>3.84€</text:p>
          </table:table-cell>
          <table:table-cell table:style-name="ce30" office:value-type="string" calcext:value-type="string">
            <text:p><text:a xlink:href="https://csd-electronics.de/Optoelectronics/LEDs/LED-3mm/LED-3mm-RED-flat-top-diffuse-18-125::5926.html" xlink:type="simple">csd-electronics</text:a></text:p>
          </table:table-cell>
          <table:table-cell table:style-name="ce30" office:value-type="string" calcext:value-type="string">
            <text:p><text:a xlink:href="https://de.aliexpress.com/item/32281183062.html" xlink:type="simple">aliexpress</text:a></text:p>
          </table:table-cell>
          <table:table-cell table:style-name="ce16" office:value-type="string" calcext:value-type="string">
            <text:p>Depends, 4-8 are common. Important: 3mm, forward voltage of 2.0-2.2V, equivalent brightness or more (18mcd for 125° fov), if possible flat top</text:p>
          </table:table-cell>
          <table:table-cell table:style-name="ce16" table:number-columns-repeated="4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Breakout board</text:p>
          </table:table-cell>
          <table:table-cell table:style-name="ce21" office:value-type="currency" office:currency="EUR" office:value="0.97" calcext:value-type="currency">
            <text:p>0.97€</text:p>
          </table:table-cell>
          <table:table-cell table:style-name="ce25" office:value-type="float" office:value="1" calcext:value-type="float">
            <text:p>1</text:p>
          </table:table-cell>
          <table:table-cell table:style-name="ce23" table:formula="of:=[.D36]*[.C36]" office:value-type="currency" office:currency="EUR" office:value="0.97" calcext:value-type="currency">
            <text:p>0.97€</text:p>
          </table:table-cell>
          <table:table-cell table:style-name="ce30" office:value-type="string" calcext:value-type="string">
            <text:p><text:a xlink:href="https://www.reichelt.de/lochrasterplatine-hartpapier-50x100mm-h25pr050-p8268.html" xlink:type="simple">reichelt</text:a></text:p>
          </table:table-cell>
          <table:table-cell table:style-name="ce16" office:value-type="string" calcext:value-type="string">
            <text:p>Alternative to custom PCB, much cheaper and easier (atleast for now) – only one needed for multiple marker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1S 3.7V Lipo</text:p>
          </table:table-cell>
          <table:table-cell table:style-name="ce21" office:value-type="currency" office:currency="EUR" office:value="3" calcext:value-type="currency">
            <text:p>3.00€</text:p>
          </table:table-cell>
          <table:table-cell table:style-name="ce25" table:formula="of:=[.$C$3]" office:value-type="float" office:value="6" calcext:value-type="float">
            <text:p>6</text:p>
          </table:table-cell>
          <table:table-cell table:style-name="ce23" table:formula="of:=[.C37]*[.D37]" office:value-type="currency" office:currency="EUR" office:value="18" calcext:value-type="currency">
            <text:p>18.00€</text:p>
          </table:table-cell>
          <table:table-cell table:style-name="ce16" office:value-type="string" calcext:value-type="string">
            <text:p>aliexpress</text:p>
          </table:table-cell>
          <table:table-cell table:style-name="ce16" office:value-type="string" calcext:value-type="string">
            <text:p>Basically any of these small 1S RC lipos will work, for example 150mah-350mah. Works with any of the USB charger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JST PH2 Connector</text:p>
          </table:table-cell>
          <table:table-cell table:style-name="ce21" office:value-type="currency" office:currency="EUR" office:value="0.11" calcext:value-type="currency">
            <text:p>0.11€</text:p>
          </table:table-cell>
          <table:table-cell table:style-name="ce25" table:formula="of:=[.$C$3]" office:value-type="float" office:value="6" calcext:value-type="float">
            <text:p>6</text:p>
          </table:table-cell>
          <table:table-cell table:style-name="ce23" table:formula="of:=[.C38]*[.D38]" office:value-type="currency" office:currency="EUR" office:value="0.66" calcext:value-type="currency">
            <text:p>0.66€</text:p>
          </table:table-cell>
          <table:table-cell table:style-name="ce30" office:value-type="string" calcext:value-type="string">
            <text:p><text:a xlink:href="https://www.reichelt.de/jst-stiftleiste-gerade-1x2-polig-ph-jst-ph2p-st-p185049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Voltage Regulator LD1117</text:p>
          </table:table-cell>
          <table:table-cell table:style-name="ce21" office:value-type="currency" office:currency="EUR" office:value="0.46" calcext:value-type="currency">
            <text:p>0.46€</text:p>
          </table:table-cell>
          <table:table-cell table:style-name="ce25" table:formula="of:=[.$C$3]" office:value-type="float" office:value="6" calcext:value-type="float">
            <text:p>6</text:p>
          </table:table-cell>
          <table:table-cell table:style-name="ce23" table:formula="of:=[.C39]*[.D39]" office:value-type="currency" office:currency="EUR" office:value="2.76" calcext:value-type="currency">
            <text:p>2.76€</text:p>
          </table:table-cell>
          <table:table-cell table:style-name="ce30" office:value-type="string" calcext:value-type="string">
            <text:p><text:a xlink:href="https://www.reichelt.de/ldo-regler-einstellbar-1-25--15-v-to-220-ld1117-v-p200890.html" xlink:type="simple">reichelt</text:a></text:p>
          </table:table-cell>
          <table:table-cell table:style-name="ce16" table:number-columns-repeated="6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Resistors, range 6-16Ω</text:p>
          </table:table-cell>
          <table:table-cell table:style-name="ce21" office:value-type="currency" office:currency="EUR" office:value="0.05" calcext:value-type="currency">
            <text:p>0.05€</text:p>
          </table:table-cell>
          <table:table-cell table:style-name="ce25" table:formula="of:=5*[.$C$3]" office:value-type="float" office:value="30" calcext:value-type="float">
            <text:p>30</text:p>
          </table:table-cell>
          <table:table-cell table:style-name="ce23" table:formula="of:=[.C40]*[.D40]" office:value-type="currency" office:currency="EUR" office:value="1.5" calcext:value-type="currency">
            <text:p>1.50€</text:p>
          </table:table-cell>
          <table:table-cell table:style-name="ce30" office:value-type="string" calcext:value-type="string">
            <text:p><text:a xlink:href="https://secure.reichelt.de/index.html?ACTION=10030&amp;LA=10030&amp;PAGE=1&amp;nbc=1&amp;listid=3" xlink:type="simple">reichelt</text:a></text:p>
          </table:table-cell>
          <table:table-cell table:style-name="ce16" office:value-type="string" calcext:value-type="string">
            <text:p>Depends on LED type, count and desired brightness. Only one per marker needed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traws, PP, 6mm</text:p>
          </table:table-cell>
          <table:table-cell table:style-name="ce21" office:value-type="currency" office:currency="EUR" office:value="3" calcext:value-type="currency">
            <text:p>3.00€</text:p>
          </table:table-cell>
          <table:table-cell table:style-name="ce25" office:value-type="float" office:value="1" calcext:value-type="float">
            <text:p>1</text:p>
          </table:table-cell>
          <table:table-cell table:style-name="ce23" table:formula="of:=[.C41]*[.D41]" office:value-type="currency" office:currency="EUR" office:value="3" calcext:value-type="currency">
            <text:p>3.00€</text:p>
          </table:table-cell>
          <table:table-cell table:style-name="ce30" office:value-type="string" calcext:value-type="string">
            <text:p><text:a xlink:href="https://www.barstuff.de/trinkhalme-gerade-6x200mm-schwarz.html" xlink:type="simple">barstuff</text:a></text:p>
          </table:table-cell>
          <table:table-cell table:style-name="ce16" office:value-type="string" calcext:value-type="string">
            <text:p>Important: Material polypropylene (for elasticity), 6mm or smaller, straight, black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/>
          <table:table-cell table:style-name="ce18" office:value-type="string" calcext:value-type="string">
            <text:p>ShapeLock plastics</text:p>
          </table:table-cell>
          <table:table-cell table:style-name="ce21" office:value-type="currency" office:currency="EUR" office:value="2.6" calcext:value-type="currency">
            <text:p>2.60€</text:p>
          </table:table-cell>
          <table:table-cell table:style-name="ce25" table:formula="of:=INT([.$C$3]/2)" office:value-type="float" office:value="3" calcext:value-type="float">
            <text:p>3</text:p>
          </table:table-cell>
          <table:table-cell table:style-name="ce23" table:formula="of:=[.C42]*[.D42]" office:value-type="currency" office:currency="EUR" office:value="7.8" calcext:value-type="currency">
            <text:p>7.80€</text:p>
          </table:table-cell>
          <table:table-cell table:style-name="ce30" office:value-type="string" calcext:value-type="string">
            <text:p><text:a xlink:href="https://www.aliexpress.com/item/32995001419.html" xlink:type="simple">aliexpress</text:a></text:p>
          </table:table-cell>
          <table:table-cell table:style-name="ce16" office:value-type="string" calcext:value-type="string">
            <text:p>Alternative to 3D-printing the marker basis, allows for quick prototyping and different shapes. Heat in water to reshape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 table:style-name="ce16" table:number-columns-repeated="2"/>
          <table:table-cell table:style-name="ce23"/>
          <table:table-cell table:style-name="ce16" table:number-columns-repeated="9"/>
          <table:table-cell table:number-columns-repeated="52"/>
        </table:table-row>
        <table:table-row table:style-name="ro3">
          <table:table-cell table:style-name="ce16"/>
          <table:table-cell table:style-name="ce19" office:value-type="string" calcext:value-type="string">
            <text:p>+ Cases</text:p>
          </table:table-cell>
          <table:table-cell table:style-name="ce23"/>
          <table:table-cell table:style-name="ce16" table:number-columns-repeated="3"/>
          <table:table-cell table:style-name="ce16" office:value-type="string" calcext:value-type="string">
            <text:p>Probably could do some temporary ones with ShapeLock, later with 3D Prints</text:p>
          </table:table-cell>
          <table:table-cell table:style-name="ce16" table:number-columns-repeated="5"/>
          <table:table-cell table:number-columns-repeated="52"/>
        </table:table-row>
        <table:table-row table:style-name="ro3">
          <table:table-cell table:style-name="ce16"/>
          <table:table-cell table:style-name="ce19" office:value-type="string" calcext:value-type="string">
            <text:p>+ Shipping</text:p>
          </table:table-cell>
          <table:table-cell table:style-name="ce23"/>
          <table:table-cell table:style-name="ce16" table:number-columns-repeated="3"/>
          <table:table-cell table:style-name="ce16" office:value-type="string" calcext:value-type="string">
            <text:p>within germany generally 5€, so around 20-30€</text:p>
          </table:table-cell>
          <table:table-cell table:style-name="ce16" table:number-columns-repeated="4"/>
          <table:table-cell table:number-columns-repeated="53"/>
        </table:table-row>
        <table:table-row table:style-name="ro3" table:number-rows-repeated="9">
          <table:table-cell table:style-name="ce16" table:number-columns-repeated="2"/>
          <table:table-cell table:style-name="ce23"/>
          <table:table-cell table:style-name="ce16" table:number-columns-repeated="8"/>
          <table:table-cell table:number-columns-repeated="53"/>
        </table:table-row>
        <table:table-row table:style-name="ro3" table:number-rows-repeated="970">
          <table:table-cell table:number-columns-repeated="2"/>
          <table:table-cell table:style-name="ce23"/>
          <table:table-cell table:number-columns-repeated="61"/>
        </table:table-row>
        <table:table-row table:style-name="ro1" table:number-rows-repeated="1047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currency-symbol>€</number:currency-symbol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00:02:17.1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0-10-03T00:02:46.201000000</dc:date>
    <meta:editing-duration>PT56M31S</meta:editing-duration>
    <meta:editing-cycles>13</meta:editing-cycles>
    <meta:document-statistic meta:table-count="1" meta:cell-count="190" meta:object-count="0"/>
  </office:meta>
</office:document-meta>
</file>